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73"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4"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5" style:family="paragraph" style:parent-style-name="Standard">
      <style:text-properties officeooo:paragraph-rsid="002b79ef"/>
    </style:style>
    <style:style style:name="P76" style:family="paragraph" style:parent-style-name="Standard">
      <style:text-properties officeooo:paragraph-rsid="0049552b"/>
    </style:style>
    <style:style style:name="P77" style:family="paragraph" style:parent-style-name="Standard">
      <style:text-properties officeooo:paragraph-rsid="004b0222"/>
    </style:style>
    <style:style style:name="P78" style:family="paragraph" style:parent-style-name="Standard">
      <style:text-properties officeooo:rsid="004c019b" officeooo:paragraph-rsid="004c019b"/>
    </style:style>
    <style:style style:name="P79" style:family="paragraph" style:parent-style-name="Standard">
      <style:text-properties officeooo:rsid="004ce80a" officeooo:paragraph-rsid="004ce80a"/>
    </style:style>
    <style:style style:name="P80" style:family="paragraph" style:parent-style-name="Standard">
      <style:text-properties officeooo:paragraph-rsid="004ce80a"/>
    </style:style>
    <style:style style:name="P81" style:family="paragraph" style:parent-style-name="Standard">
      <style:text-properties officeooo:rsid="004e2623" officeooo:paragraph-rsid="004e2623"/>
    </style:style>
    <style:style style:name="P82" style:family="paragraph" style:parent-style-name="Standard">
      <style:text-properties officeooo:rsid="00507965" officeooo:paragraph-rsid="00507965"/>
    </style:style>
    <style:style style:name="P83" style:family="paragraph" style:parent-style-name="Standard">
      <style:text-properties officeooo:rsid="0053e51a" officeooo:paragraph-rsid="00546d96"/>
    </style:style>
    <style:style style:name="P84" style:family="paragraph" style:parent-style-name="Standard">
      <style:text-properties officeooo:rsid="0056185e" officeooo:paragraph-rsid="0056185e"/>
    </style:style>
    <style:style style:name="P85" style:family="paragraph" style:parent-style-name="Standard">
      <style:text-properties officeooo:rsid="005b63f9" officeooo:paragraph-rsid="005b63f9"/>
    </style:style>
    <style:style style:name="P86" style:family="paragraph" style:parent-style-name="Standard">
      <style:text-properties officeooo:rsid="006ba9aa" officeooo:paragraph-rsid="006ba9aa"/>
    </style:style>
    <style:style style:name="P87"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8"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Standard">
      <style:text-properties officeooo:paragraph-rsid="0074abb4"/>
    </style:style>
    <style:style style:name="P90" style:family="paragraph" style:parent-style-name="Standard">
      <style:text-properties officeooo:paragraph-rsid="0064e9dc"/>
    </style:style>
    <style:style style:name="P91" style:family="paragraph" style:parent-style-name="Standard">
      <style:text-properties officeooo:paragraph-rsid="00742613"/>
    </style:style>
    <style:style style:name="P92" style:family="paragraph" style:parent-style-name="Standard">
      <style:text-properties officeooo:rsid="00ae38ca" officeooo:paragraph-rsid="00ae38ca"/>
    </style:style>
    <style:style style:name="P93" style:family="paragraph" style:parent-style-name="Standard">
      <style:text-properties officeooo:rsid="0074027a" officeooo:paragraph-rsid="0074027a"/>
    </style:style>
    <style:style style:name="P94" style:family="paragraph" style:parent-style-name="Standard">
      <style:text-properties officeooo:paragraph-rsid="0061dc41"/>
    </style:style>
    <style:style style:name="P95" style:family="paragraph" style:parent-style-name="Standard">
      <style:text-properties officeooo:rsid="0054f08c" officeooo:paragraph-rsid="0054f08c"/>
    </style:style>
    <style:style style:name="P96" style:family="paragraph" style:parent-style-name="Standard">
      <style:text-properties officeooo:paragraph-rsid="0047cd17"/>
    </style:style>
    <style:style style:name="P97" style:family="paragraph" style:parent-style-name="Standard">
      <style:text-properties officeooo:rsid="00c2a1ef" officeooo:paragraph-rsid="00c2a1ef"/>
    </style:style>
    <style:style style:name="P98" style:family="paragraph" style:parent-style-name="Standard">
      <style:text-properties officeooo:paragraph-rsid="00e36a3b"/>
    </style:style>
    <style:style style:name="P99" style:family="paragraph" style:parent-style-name="Standard">
      <style:text-properties officeooo:paragraph-rsid="00e9f6b2"/>
    </style:style>
    <style:style style:name="P100" style:family="paragraph" style:parent-style-name="Standard">
      <style:text-properties officeooo:paragraph-rsid="00edb013"/>
    </style:style>
    <style:style style:name="P101" style:family="paragraph" style:parent-style-name="Standard">
      <style:text-properties officeooo:paragraph-rsid="006958c2"/>
    </style:style>
    <style:style style:name="P102" style:family="paragraph" style:parent-style-name="Standard">
      <style:text-properties officeooo:paragraph-rsid="007cd0c4"/>
    </style:style>
    <style:style style:name="P103" style:family="paragraph" style:parent-style-name="Standard">
      <style:text-properties officeooo:paragraph-rsid="007e1b17"/>
    </style:style>
    <style:style style:name="P104" style:family="paragraph" style:parent-style-name="Standard">
      <style:text-properties officeooo:rsid="010763d6" officeooo:paragraph-rsid="010763d6"/>
    </style:style>
    <style:style style:name="P105" style:family="paragraph" style:parent-style-name="Standard">
      <style:text-properties officeooo:rsid="01225a13" officeooo:paragraph-rsid="010763d6"/>
    </style:style>
    <style:style style:name="P106" style:family="paragraph" style:parent-style-name="Standard">
      <style:text-properties officeooo:rsid="0136035f" officeooo:paragraph-rsid="0136035f"/>
    </style:style>
    <style:style style:name="P107" style:family="paragraph" style:parent-style-name="Standard">
      <style:text-properties officeooo:paragraph-rsid="013e6c50"/>
    </style:style>
    <style:style style:name="P108" style:family="paragraph" style:parent-style-name="Standard">
      <style:text-properties officeooo:rsid="013e6c50" officeooo:paragraph-rsid="013e6c50"/>
    </style:style>
    <style:style style:name="P109" style:family="paragraph" style:parent-style-name="Standard">
      <style:paragraph-properties fo:break-before="page"/>
      <style:text-properties officeooo:rsid="009a9b16" officeooo:paragraph-rsid="009a9b16"/>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Heading_20_2">
      <style:paragraph-properties fo:break-before="page"/>
      <style:text-properties fo:color="#729fcf" loext:opacity="100%"/>
    </style:style>
    <style:style style:name="P112"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officeooo:paragraph-rsid="0049552b"/>
    </style:style>
    <style:style style:name="P126" style:family="paragraph" style:parent-style-name="Heading_20_2">
      <style:paragraph-properties fo:break-before="page"/>
      <style:text-properties officeooo:paragraph-rsid="007cd0c4"/>
    </style:style>
    <style:style style:name="P127"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8"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9"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8">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7">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7">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8">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8">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2">
      <style:text-properties officeooo:rsid="004ce80a" officeooo:paragraph-rsid="004ce80a"/>
    </style:style>
    <style:style style:name="P191" style:family="paragraph" style:parent-style-name="Standard" style:list-style-name="L2">
      <style:text-properties officeooo:rsid="004ce80a" officeooo:paragraph-rsid="00fa68e4"/>
    </style:style>
    <style:style style:name="P192" style:family="paragraph" style:parent-style-name="Standard" style:list-style-name="L2">
      <style:text-properties officeooo:rsid="00adbf1e" officeooo:paragraph-rsid="00fa68e4"/>
    </style:style>
    <style:style style:name="P193" style:family="paragraph" style:parent-style-name="Standard" style:list-style-name="L2">
      <style:text-properties officeooo:rsid="00f86871" officeooo:paragraph-rsid="00f86871"/>
    </style:style>
    <style:style style:name="P194" style:family="paragraph" style:parent-style-name="Standard" style:list-style-name="L2">
      <style:text-properties officeooo:rsid="0078a63e" officeooo:paragraph-rsid="0078a63e"/>
    </style:style>
    <style:style style:name="P195" style:family="paragraph" style:parent-style-name="Standard" style:list-style-name="L3">
      <style:text-properties officeooo:rsid="0056185e" officeooo:paragraph-rsid="0056185e"/>
    </style:style>
    <style:style style:name="P196" style:family="paragraph" style:parent-style-name="Standard" style:list-style-name="L4">
      <style:text-properties officeooo:rsid="00731b80" officeooo:paragraph-rsid="00731b80"/>
    </style:style>
    <style:style style:name="P197" style:family="paragraph" style:parent-style-name="Standard" style:list-style-name="L4">
      <style:text-properties officeooo:rsid="00ae38ca" officeooo:paragraph-rsid="00ae38ca"/>
    </style:style>
    <style:style style:name="P198" style:family="paragraph" style:parent-style-name="Standard" style:list-style-name="L5">
      <style:text-properties officeooo:rsid="00ae38ca" officeooo:paragraph-rsid="00ae38ca"/>
    </style:style>
    <style:style style:name="P199" style:family="paragraph" style:parent-style-name="Standard" style:list-style-name="L4">
      <style:text-properties officeooo:rsid="01056a16" officeooo:paragraph-rsid="01056a16"/>
    </style:style>
    <style:style style:name="P200" style:family="paragraph" style:parent-style-name="Standard" style:list-style-name="L7">
      <style:text-properties officeooo:paragraph-rsid="00515e87"/>
    </style:style>
    <style:style style:name="P201" style:family="paragraph" style:parent-style-name="Standard" style:list-style-name="L7">
      <style:text-properties officeooo:rsid="00507965" officeooo:paragraph-rsid="00515e87"/>
    </style:style>
    <style:style style:name="P202" style:family="paragraph" style:parent-style-name="Standard" style:list-style-name="L9">
      <style:text-properties officeooo:rsid="0082b4bd" officeooo:paragraph-rsid="0082b4bd"/>
    </style:style>
    <style:style style:name="P203" style:family="paragraph" style:parent-style-name="Standard" style:list-style-name="L13">
      <style:text-properties officeooo:paragraph-rsid="0075cab7"/>
    </style:style>
    <style:style style:name="P204" style:family="paragraph" style:parent-style-name="Standard" style:list-style-name="L13">
      <style:text-properties officeooo:rsid="00eb7bbc" officeooo:paragraph-rsid="00eb7bbc"/>
    </style:style>
    <style:style style:name="P205" style:family="paragraph" style:parent-style-name="Standard" style:list-style-name="L16">
      <style:text-properties officeooo:paragraph-rsid="008645a2"/>
    </style:style>
    <style:style style:name="P206" style:family="paragraph" style:parent-style-name="Standard" style:list-style-name="L17">
      <style:text-properties officeooo:paragraph-rsid="00e36a3b"/>
    </style:style>
    <style:style style:name="P207" style:family="paragraph" style:parent-style-name="Standard" style:list-style-name="L17">
      <style:text-properties officeooo:rsid="00e742d1" officeooo:paragraph-rsid="00e742d1"/>
    </style:style>
    <style:style style:name="P208" style:family="paragraph" style:parent-style-name="Standard" style:list-style-name="L18">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5pt" fo:font-weight="bold" officeooo:rsid="002b79ef" style:font-size-asian="15pt" style:font-weight-asian="bold" style:font-size-complex="15pt" style:font-weight-complex="bold"/>
    </style:style>
    <style:style style:name="T61" style:family="text">
      <style:text-properties fo:color="#000000" loext:opacity="100%" style:font-name="Arial" fo:font-size="15pt" fo:font-weight="bold" officeooo:rsid="0047cd17" style:font-size-asian="15pt" style:font-weight-asian="bold" style:font-size-complex="15pt" style:font-weight-complex="bold"/>
    </style:style>
    <style:style style:name="T62" style:family="text">
      <style:text-properties fo:color="#000000" loext:opacity="100%" style:font-name="Arial" fo:font-size="15pt" fo:font-weight="normal" style:font-size-asian="15pt" style:font-weight-asian="normal" style:font-size-complex="15pt" style:font-weight-complex="normal"/>
    </style:style>
    <style:style style:name="T63" style:family="text">
      <style:text-properties fo:color="#000000" loext:opacity="100%" style:font-name="Arial"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 fo:font-size="15pt" fo:font-weight="normal" officeooo:rsid="0127b117"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4"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T118" style:family="text">
      <style:text-properties officeooo:rsid="014331db"/>
    </style:style>
    <style:style style:name="T119" style:family="text">
      <style:text-properties officeooo:rsid="0144d8e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75"><text:span text:style-name="T60">Codename: </text:span><text:span text:style-name="T64">d</text:span><text:span text:style-name="T63">nyAsatruPHP</text:span></text:p>
      <text:p text:style-name="P75"><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96"><text:span text:style-name="T61">License:</text:span><text:span text:style-name="T63"> T</text:span><text:span text:style-name="T65">he MIT license</text:span></text:p>
      <text:p text:style-name="P72"/>
      <text:p text:style-name="P97"><text:span text:style-name="T65">©</text:span><text:span text:style-name="T62"> 2019 – 202</text:span><text:span text:style-name="T67">3</text:span><text:span text:style-name="T62"> by Daniel Brendel</text:span></text:p>
      <text:p text:style-name="P3"/>
      <text:p text:style-name="P4"/>
      <text:p text:style-name="P74">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847_4258218402" text:style-name="Index_20_Link" text:visited-style-name="Index_20_Link">Authentication<text:tab/>21</text:a></text:p>
          <text:p text:style-name="P1"><text:a xlink:type="simple" xlink:href="#__RefHeading___Toc1000_2949499612" text:style-name="Index_20_Link" text:visited-style-name="Index_20_Link">Caching<text:tab/>22</text:a></text:p>
          <text:p text:style-name="P1"><text:a xlink:type="simple" xlink:href="#__RefHeading___Toc849_4258218402" text:style-name="Index_20_Link" text:visited-style-name="Index_20_Link">Testing<text:tab/>23</text:a></text:p>
          <text:p text:style-name="P1"><text:a xlink:type="simple" xlink:href="#__RefHeading___Toc920_2909966481" text:style-name="Index_20_Link" text:visited-style-name="Index_20_Link">mail() wrapper<text:tab/>24</text:a></text:p>
          <text:p text:style-name="P1"><text:a xlink:type="simple" xlink:href="#__RefHeading___Toc1079_437835681" text:style-name="Index_20_Link" text:visited-style-name="Index_20_Link">SMTP Mailer<text:tab/>25</text:a></text:p>
          <text:p text:style-name="P1"><text:a xlink:type="simple" xlink:href="#__RefHeading___Toc1317_2148971442" text:style-name="Index_20_Link" text:visited-style-name="Index_20_Link">Html helper<text:tab/>26</text:a></text:p>
          <text:p text:style-name="P1"><text:a xlink:type="simple" xlink:href="#__RefHeading___Toc1319_2148971442" text:style-name="Index_20_Link" text:visited-style-name="Index_20_Link">Form helper<text:tab/>27</text:a></text:p>
          <text:p text:style-name="P1"><text:a xlink:type="simple" xlink:href="#__RefHeading___Toc1156_3253660900" text:style-name="Index_20_Link" text:visited-style-name="Index_20_Link">npm/webpack<text:tab/>28</text:a></text:p>
        </text:index-body>
      </text:table-of-content>
      <text:p text:style-name="P73"/>
      <text:h text:style-name="P11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166293729" text:style-name="L1">
        <text:list-item>
          <text:p text:style-name="P127">Create a new folder where you want to have your project in</text:p>
        </text:list-item>
        <text:list-item>
          <text:p text:style-name="P127">Open your desired command terminal and switch to the directory</text:p>
        </text:list-item>
        <text:list-item>
          <text:p text:style-name="P127">Run the command: composer create-project danielbrendel/asatru-php</text:p>
        </text:list-item>
        <text:list-item>
          <text:p text:style-name="P127">Wait until composer has finished its job.</text:p>
        </text:list-item>
        <text:list-item>
          <text:p text:style-name="P127">That‘s it. You can now start developing apps with the framework.</text:p>
        </text:list-item>
        <text:list-item>
          <text:p text:style-name="P128">If everything worked fine you should see a welcome message under &lt;url&gt;/&lt;project-dir&gt;/<text:span text:style-name="T82">index</text:span></text:p>
        </text:list-item>
      </text:list>
      <text:p text:style-name="P7"/>
      <text:p text:style-name="P7"/>
      <text:p text:style-name="P7"/>
      <text:h text:style-name="P125" text:outline-level="2"><text:bookmark-start text:name="__RefHeading___Toc283_4260699229"/><text:span text:style-name="T74">C</text:span><text:span text:style-name="T75">ontroller</text:span><text:bookmark-end text:name="__RefHeading___Toc283_4260699229"/></text:h>
      <text:p text:style-name="P87"/>
      <text:p text:style-name="P76"><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7"><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8"><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8"><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9"><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4031667836" text:style-name="L2">
        <text:list-item>
          <text:p text:style-name="P190">Asatru\View\ViewHandler: Let‘s you return a view. See section ‚Views‘ for details</text:p>
        </text:list-item>
        <text:list-item>
          <text:p text:style-name="P190">Asatru\View\PlainHandler: Let‘s you return plain text. No HTML is rendered</text:p>
        </text:list-item>
        <text:list-item>
          <text:p text:style-name="P191">Asatru\View\JsonHandler: Let‘s you return Json <text:span text:style-name="T103">content</text:span></text:p>
        </text:list-item>
        <text:list-item>
          <text:p text:style-name="P192">Asatru\View\XmlHandler: Let‘s you return XML <text:span text:style-name="T103">content</text:span></text:p>
        </text:list-item>
        <text:list-item>
          <text:p text:style-name="P193">Asatru\View\CsvHandler: Let‘s you return CSV content</text:p>
        </text:list-item>
        <text:list-item>
          <text:p text:style-name="P190">Asatru\View\RedirectHandler: Let‘s you redirect to an URL</text:p>
        </text:list-item>
        <text:list-item>
          <text:p text:style-name="P190">Asatru\View\DownloadHandler: Let the client download a file</text:p>
        </text:list-item>
        <text:list-item>
          <text:p text:style-name="P194">Asatru\View\CustomHandler: Let‘s you customize the type of output</text:p>
        </text:list-item>
      </text:list>
      <text:p text:style-name="P79"/>
      <text:p text:style-name="P84">Each controller handler method accepts a $request variable. It references a request object which can be used to query the dynamic URL parameters or the <text:span text:style-name="T105">request</text:span> data:</text:p>
      <text:list xml:id="list652751180" text:style-name="L3">
        <text:list-item>
          <text:p text:style-name="P195">Call $request→arg(&lt;name&gt;, &lt;<text:span text:style-name="T110">fallback&gt;</text:span>) in order to fetch an URL parameter</text:p>
        </text:list-item>
        <text:list-item>
          <text:p text:style-name="P195">Call $request→params()→query(&lt;name&gt;, &lt;<text:span text:style-name="T110">fallback&gt;</text:span>) fo fetch a <text:span text:style-name="T105">HTTP request data</text:span>.</text:p>
        </text:list-item>
      </text:list>
      <text:p text:style-name="P79"/>
      <text:p text:style-name="P95">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1126131110" text:style-name="L4">
        <text:list-item>
          <text:p text:style-name="P196">required: This item must be provided</text:p>
        </text:list-item>
        <text:list-item>
          <text:p text:style-name="P196">email: The item must contain a valid E-Mail address</text:p>
        </text:list-item>
        <text:list-item>
          <text:p text:style-name="P196">min:&lt;num&gt; The item must contain at least &lt;num&gt; characters</text:p>
        </text:list-item>
        <text:list-item>
          <text:p text:style-name="P196">max:&lt;num&gt; The item must contain not more than &lt;num&gt; characters</text:p>
        </text:list-item>
        <text:list-item>
          <text:p text:style-name="P197">datetime The item needs to be in a valid datetime format</text:p>
        </text:list-item>
        <text:list-item>
          <text:p text:style-name="P199">number The item needs to be a valid number</text:p>
        </text:list-item>
        <text:list-item>
          <text:p text:style-name="P199">regex:pattern The item must match the regex pattern</text:p>
          <text:p text:style-name="P199"/>
        </text:list-item>
      </text:list>
      <text:p text:style-name="P93">Separate a validator with the | character, e.g. „required|email“.</text:p>
      <text:p text:style-name="P93"/>
      <text:p text:style-name="P92">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287371349" text:style-name="L5">
        <text:list-item>
          <text:p text:style-name="P198">public function getIdent(): Return the name of your validator ident. This is used in the validation string identifying your validator. </text:p>
        </text:list-item>
        <text:list-item>
          <text:p text:style-name="P198">Public function verify($value, $args = null): This method is used to validate the data. It recieves the value that needs to be checked and optionally arguments that to adjust the validation</text:p>
        </text:list-item>
        <text:list-item>
          <text:p text:style-name="P198">public function getError(): Here you need to return an error string describing the failure if the validation has failed </text:p>
        </text:list-item>
      </text:list>
      <text:p text:style-name="P92"/>
      <text:p text:style-name="P92">You can create a validator comfortably using the asatru CLI command.</text:p>
      <text:p text:style-name="P92"/>
      <text:p text:style-name="P92">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2"/>
      <text:p text:style-name="P104">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5"/>
      <text:h text:style-name="P112" text:outline-level="2"><text:bookmark-start text:name="__RefHeading___Toc285_4260699229"/>V<text:span text:style-name="T79">iews</text:span><text:bookmark-end text:name="__RefHeading___Toc285_4260699229"/></text:h>
      <text:p text:style-name="P11"/>
      <text:p text:style-name="P80"><text:span text:style-name="T9">When your controller method is called you will m</text:span><text:span text:style-name="T8">ost of the times want to render a view. There you can utilize the Asatru\View\ViewHandler class. You can specify three different items:</text:span></text:p>
      <text:list xml:id="list310992287" text:style-name="L6">
        <text:list-item>
          <text:p text:style-name="P129">ViewHandler::setVars(&lt;array&gt;): Let‘s you pass variables to the view <text:span text:style-name="T93">as key-value pairs</text:span></text:p>
        </text:list-item>
        <text:list-item>
          <text:p text:style-name="P129">ViewHandler::setLayout(&lt;string&gt;): Let‘s you specify the layout file to be used</text:p>
        </text:list-item>
        <text:list-item>
          <text:p text:style-name="P129">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1"><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2"><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47277952" text:style-name="L7">
        <text:list-item>
          <text:p text:style-name="P201"><text:span text:style-name="T3">@if: </text:span><text:span text:style-name="T11">Renders</text:span><text:span text:style-name="T3"> an if statement, for instance: @if ($myvar === true)</text:span></text:p>
        </text:list-item>
        <text:list-item>
          <text:p text:style-name="P130">@elseif: Continue with an alternative if statement. For instance: @elseif ($myvar === false)</text:p>
        </text:list-item>
        <text:list-item>
          <text:p text:style-name="P130">@else: Specify an else statement</text:p>
        </text:list-item>
        <text:list-item>
          <text:p text:style-name="P130">@endif: Ends the if condition</text:p>
        </text:list-item>
        <text:list-item>
          <text:p text:style-name="P201"><text:span text:style-name="T3">@for: </text:span><text:span text:style-name="T11">Renders</text:span><text:span text:style-name="T3"> a for loop. For instance: @</text:span><text:span text:style-name="T11">for ($i = 0; $i &lt; 10; $i++)</text:span></text:p>
        </text:list-item>
        <text:list-item>
          <text:p text:style-name="P131">@endfor: Ends the for loop</text:p>
        </text:list-item>
        <text:list-item>
          <text:p text:style-name="P200"><text:span text:style-name="T11">@foreach: Renders a foreach loop. </text:span><text:span text:style-name="T12">For instance: @foreach ($tokens as $token)</text:span></text:p>
        </text:list-item>
        <text:list-item>
          <text:p text:style-name="P132">@endforeach: Ends the foreach statement</text:p>
        </text:list-item>
        <text:list-item>
          <text:p text:style-name="P132">@while: Renders a while statement. For instance: @while ($a &lt; 10)</text:p>
        </text:list-item>
        <text:list-item>
          <text:p text:style-name="P132">@endwhile: Ends a while statement</text:p>
        </text:list-item>
        <text:list-item>
          <text:p text:style-name="P133">@break: Renders a break statement</text:p>
        </text:list-item>
        <text:list-item>
          <text:p text:style-name="P133">@continue: Renders a continue statement</text:p>
        </text:list-item>
        <text:list-item>
          <text:p text:style-name="P133">@switch: Renders a switch statement. For instance @switch ($var)</text:p>
        </text:list-item>
        <text:list-item>
          <text:p text:style-name="P133">@case: Renders a case condition. For instance @case 1</text:p>
        </text:list-item>
        <text:list-item>
          <text:p text:style-name="P133">@default: Renders a default condition.</text:p>
        </text:list-item>
        <text:list-item>
          <text:p text:style-name="P133">@endswitch: Ends the switch statement</text:p>
        </text:list-item>
        <text:list-item>
          <text:p text:style-name="P133">@comment: Renders a comment. For instance @comment This is rendered as a comment</text:p>
        </text:list-item>
        <text:list-item>
          <text:p text:style-name="P133">@include<text:span text:style-name="T105">(‚file‘)</text:span>: Replaces the line with the rendered content of the specified file. For instance @include<text:span text:style-name="T105">(</text:span>„my-file.php“<text:span text:style-name="T105">)</text:span></text:p>
        </text:list-item>
        <text:list-item>
          <text:p text:style-name="P133">@isset: Checks whether an object is set</text:p>
        </text:list-item>
        <text:list-item>
          <text:p text:style-name="P133">@isnotset: Checks whether an object is not set</text:p>
        </text:list-item>
        <text:list-item>
          <text:p text:style-name="P133">@endset: Ends the block if an isset/isnotset statement</text:p>
        </text:list-item>
        <text:list-item>
          <text:p text:style-name="P134">@empty: Checks if an expression is empty</text:p>
        </text:list-item>
        <text:list-item>
          <text:p text:style-name="P134">@endempty: Ends the block of @empty</text:p>
        </text:list-item>
        <text:list-item>
          <text:p text:style-name="P134">@notempty: Checks if an expression is not empty</text:p>
        </text:list-item>
        <text:list-item>
          <text:p text:style-name="P134">@endnotempty: Ends the block of @notempty</text:p>
        </text:list-item>
        <text:list-item>
          <text:p text:style-name="P134">@debug: Handles the block if in debug mode</text:p>
        </text:list-item>
        <text:list-item>
          <text:p text:style-name="P134"><text:soft-page-break/>@enddebug: Ends the block of @debug</text:p>
        </text:list-item>
        <text:list-item>
          <text:p text:style-name="P134">@env(‚var‘, ‚opt:value‘): Either checks if an env var exists or if a non null value is provided it checks if it equals the value</text:p>
        </text:list-item>
        <text:list-item>
          <text:p text:style-name="P134">@endenv: Ends the block of @env</text:p>
        </text:list-item>
        <text:list-item>
          <text:p text:style-name="P135">@php: Start a PHP code block</text:p>
        </text:list-item>
        <text:list-item>
          <text:p text:style-name="P135">@endphp: End a PHP code block</text:p>
        </text:list-item>
        <text:list-item>
          <text:p text:style-name="P136">@end: Generic block ending</text:p>
        </text:list-item>
        <text:list-item>
          <text:p text:style-name="P132">@csrf: Inserts a hidden input field with the current CSRF token used for forms</text:p>
        </text:list-item>
        <text:list-item>
          <text:p text:style-name="P137">@method(‚name‘): Inserts a hidden input field with a custom request method, useful to use request methods such as PATCH, PUT or DELETE in your forms.</text:p>
        </text:list-item>
        <text:list-item>
          <text:p text:style-name="P138">{{ &lt;output&gt; }}: This will output your code into the buffer. This can be used to output variables. Internally it uses htmlspecialchars in order to prevent XSS.</text:p>
        </text:list-item>
        <text:list-item>
          <text:p text:style-name="P139">@{{ expression }}: Will leave the expression wrapped in brackets.</text:p>
        </text:list-item>
        <text:list-item>
          <text:p text:style-name="P140">{!! &lt;output&gt; !!}: This will output your code into the buffer, but without using htmlspecialchars. Useful if you want to render HTML into the document</text:p>
        </text:list-item>
      </text:list>
      <text:p text:style-name="P15"/>
      <text:p text:style-name="P58">You can also create custom template commands. Add them with the helper template_command().</text:p>
      <text:p text:style-name="P17"/>
      <text:p text:style-name="P83"><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14" text:outline-level="2"><text:bookmark-start text:name="__RefHeading___Toc287_4260699229"/>Database access<text:bookmark-end text:name="__RefHeading___Toc287_4260699229"/></text:h>
      <text:p text:style-name="P85"><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07"><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69"/>
      <text:p text:style-name="P106"><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0"/>
      <text:list xml:id="list602540091" text:style-name="L8">
        <text:list-item>
          <text:p text:style-name="P141">column(name, data_type, opt:size): Init new column creating with name and datatype. Optionally you can also specify the size</text:p>
        </text:list-item>
        <text:list-item>
          <text:p text:style-name="P141">collation(ident): Specify a collation for the column</text:p>
        </text:list-item>
        <text:list-item>
          <text:p text:style-name="P141">charset(ident): Specify a character set for the column</text:p>
        </text:list-item>
        <text:list-item>
          <text:p text:style-name="P141">nullable(opt:flag): Specify if the column can be null or not</text:p>
        </text:list-item>
        <text:list-item>
          <text:p text:style-name="P141">default(value): Specify a default value for the column</text:p>
        </text:list-item>
        <text:list-item>
          <text:p text:style-name="P141">unsigned(opt:flag): Specify if the column can be unsigned</text:p>
        </text:list-item>
        <text:list-item>
          <text:p text:style-name="P141">comment(text): Specify a comment for the column</text:p>
        </text:list-item>
        <text:list-item>
          <text:p text:style-name="P141">auto_increment(): Enable auto increment for the column</text:p>
        </text:list-item>
        <text:list-item>
          <text:p text:style-name="P141">primary_key(): Set this column as primary key</text:p>
        </text:list-item>
        <text:list-item>
          <text:p text:style-name="P141">after(column): Place this column after the specified column</text:p>
        </text:list-item>
        <text:list-item>
          <text:p text:style-name="P141">commit(): Finish column creation</text:p>
        </text:list-item>
      </text:list>
      <text:p text:style-name="P21"/>
      <text:p text:style-name="P20">In your down() method you call the drop() method of a database object.</text:p>
      <text:p text:style-name="P20"/>
      <text:p text:style-name="P107"><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1"/>
      <text:p text:style-name="P108"><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1"><text:soft-page-break/></text:p>
      <text:p text:style-name="P107"><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3"/>
      <text:list xml:id="list4187326310" text:style-name="L9">
        <text:list-item>
          <text:p text:style-name="P202"><text:span text:style-name="T22">M</text:span><text:span text:style-name="T3">odel::where(name, comparision, value): Use a conditional and-query. Call the method for each condition</text:span></text:p>
        </text:list-item>
        <text:list-item>
          <text:p text:style-name="P142">Model::whereOr(name, comparision, value): Use a conditional or-query. Call the method for each condition</text:p>
        </text:list-item>
        <text:list-item>
          <text:p text:style-name="P142">Model::limit(count): Limit the query result</text:p>
        </text:list-item>
        <text:list-item>
          <text:p text:style-name="P142">Model::groupBy(ident): Group items by ident</text:p>
        </text:list-item>
        <text:list-item>
          <text:p text:style-name="P142">Model::orderBy(ident, type): Order items by ident. Type is either asc or desc.</text:p>
        </text:list-item>
        <text:list-item>
          <text:p text:style-name="P142">Model::first(): Get first item. <text:span text:style-name="T106">Returns a collection with accessors to the items</text:span></text:p>
        </text:list-item>
        <text:list-item>
          <text:p text:style-name="P142">Model::get(): Perform the query and get the items. <text:span text:style-name="T106">Returns a collection with collections for each retrieved item</text:span></text:p>
        </text:list-item>
        <text:list-item>
          <text:p text:style-name="P142">Model::all(): Get the entire table. <text:span text:style-name="T108">Returns a collection with collections for all items.</text:span></text:p>
        </text:list-item>
        <text:list-item>
          <text:p text:style-name="P143">Model::find(id, key): Find an entry by id. Use key parameter if you want to specify the name of the key so look for</text:p>
        </text:list-item>
        <text:list-item>
          <text:p text:style-name="P142">Model::count(): Get the amount of found items</text:p>
        </text:list-item>
        <text:list-item>
          <text:p text:style-name="P144">Model::aggregate(type, column, opt:name): Find an aggregate of the column (avg, min, max, sum, etc.)</text:p>
        </text:list-item>
        <text:list-item>
          <text:p text:style-name="P144">Model::whereBetween(column, value1, value2): Use a conditional between and-query. Call the method for each condition</text:p>
        </text:list-item>
        <text:list-item>
          <text:p text:style-name="P144">Model::whereBetweenOr(column, value1, value2): Use a conditional between or-query. Call the method for each condition</text:p>
        </text:list-item>
        <text:list-item>
          <text:p text:style-name="P142">Model::update(ident, value): Add this item to the updated item list</text:p>
        </text:list-item>
        <text:list-item>
          <text:p text:style-name="P142">Model::insert(ident, value): Add this item to the inserted item list</text:p>
        </text:list-item>
        <text:list-item>
          <text:p text:style-name="P142">Model::go(): Perform either an update or insert operation</text:p>
        </text:list-item>
        <text:list-item>
          <text:p text:style-name="P142">Model::delete(): Perform a delete operation</text:p>
        </text:list-item>
        <text:list-item>
          <text:p text:style-name="P145">Model::raw(qry, args): Perform a raw database operation <text:span text:style-name="T117">(Identify current table with the @THIS special variable)</text:span></text:p>
        </text:list-item>
      </text:list>
      <text:p text:style-name="P109"><text:span text:style-name="T27">T</text:span><text:span text:style-name="T3">he result of the operation depends of the its kind:</text:span></text:p>
      <text:list xml:id="list629062496" text:style-name="L10">
        <text:list-item>
          <text:p text:style-name="P146">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46"><text:span text:style-name="T111">C</text:span>all the count() method to get the amount of collected entries</text:p>
            </text:list-item>
            <text:list-item>
              <text:p text:style-name="P146"><text:span text:style-name="T111">C</text:span>all the get(&lt;ident&gt;) method to get the related item. This can be an instance of the collection class, too.</text:p>
            </text:list-item>
            <text:list-item>
              <text:p text:style-name="P147">Call the first() method to get the first item in list</text:p>
            </text:list-item>
            <text:list-item>
              <text:p text:style-name="P147">Call the last() method to get the last item in list</text:p>
            </text:list-item>
            <text:list-item>
              <text:p text:style-name="P146">Call each(&lt;callback&gt;) in order to iterate through all collected items</text:p>
            </text:list-item>
          </text:list>
        </text:list-item>
        <text:list-item>
          <text:p text:style-name="P146">For inserting, updating and deleting it returns a boolean indicating whether the operation could be executed</text:p>
        </text:list-item>
        <text:list-item>
          <text:p text:style-name="P146">For getting the count it returns the amount of found entries</text:p>
        </text:list-item>
      </text:list>
      <text:p text:style-name="P40"/>
      <text:p text:style-name="P91"><text:span text:style-name="T27">In order t</text:span><text:span text:style-name="T28">o manage migrations you can use the following functions:</text:span></text:p>
      <text:list xml:id="list3840109985" text:style-name="L11">
        <text:list-item>
          <text:p text:style-name="P149">migrate_fresh(): Drops all tables and recreates them</text:p>
        </text:list-item>
        <text:list-item>
          <text:p text:style-name="P149">migrate_list(): Runs only newly created migration scripts</text:p>
        </text:list-item>
        <text:list-item>
          <text:p text:style-name="P149">migrate_drop(): Drops all migrations</text:p>
        </text:list-item>
      </text:list>
      <text:p text:style-name="P45"/>
      <text:p text:style-name="P40"/>
      <text:p text:style-name="P89"><text:span text:style-name="T21">The database connection is adjusted via the .env file. S</text:span><text:span text:style-name="T22">ee</text:span><text:span text:style-name="T21"> the related section for details.</text:span></text:p>
      <text:p text:style-name="P44"/>
      <text:p text:style-name="P44"/>
      <text:h text:style-name="P113"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115"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0"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6">A config file can look as follows:</text:p>
      <text:p text:style-name="P66"/>
      <text:p text:style-name="P66">return [</text:p>
      <text:p text:style-name="P66"><text:s text:c="2"/>‚var‘ =&gt; ‚value‘,</text:p>
      <text:p text:style-name="P66"><text:s text:c="2"/>‚another‘ =&gt; [</text:p>
      <text:p text:style-name="P66"><text:s text:c="5"/>//More data</text:p>
      <text:p text:style-name="P66"><text:s text:c="2"/>]</text:p>
      <text:p text:style-name="P66">];</text:p>
      <text:p text:style-name="P66"/>
      <text:p text:style-name="P66">Config files are placed in the app/config directory. You can query config data using the config() function:</text:p>
      <text:p text:style-name="P66"/>
      <text:p text:style-name="P66">$data = config(‚test‘); //Loads data from app/config/test.php</text:p>
      <text:p text:style-name="P66">//Or</text:p>
      <text:p text:style-name="P66">$data = config(‚folder/test‘); //Loads data from app/config/folder/test.php</text:p>
      <text:p text:style-name="P66"/>
      <text:p text:style-name="P67">If the config script returns an array then it is returned as object by default. In order to turn of this behaviour and return the array instead, simply pass ‚false‘ as second argument.</text:p>
      <text:p text:style-name="P67"/>
      <text:p text:style-name="P67">$data = config(‚test‘, false);</text:p>
      <text:p text:style-name="P66"/>
      <text:h text:style-name="P115" text:outline-level="2"><text:bookmark-start text:name="__RefHeading___Toc292_4260699229"/>L<text:span text:style-name="T80">ocalization</text:span><text:bookmark-end text:name="__RefHeading___Toc292_4260699229"/></text:h>
      <text:p text:style-name="P22"/>
      <text:p text:style-name="P94"><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3"/>
      <text:p text:style-name="P90"><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5" text:outline-level="2"><text:bookmark-start text:name="__RefHeading___Toc294_4260699229"/>L<text:span text:style-name="T80">ogging</text:span><text:bookmark-end text:name="__RefHeading___Toc294_4260699229"/></text:h>
      <text:p text:style-name="P24"/>
      <text:p text:style-name="P24">The framework supports logging. When <text:span text:style-name="T118">logging is enabled</text:span> a logfile will automatically be created inside the app/logs directory. </text:p>
      <text:p text:style-name="P24"/>
      <text:p text:style-name="P24">Use the addLog() function in order to log to the buffer. You can use different log types:</text:p>
      <text:list xml:id="list4264823751" text:style-name="L12">
        <text:list-item>
          <text:p text:style-name="P150"><text:span text:style-name="T98">ASATRU_</text:span>LOG_INFO: An information message</text:p>
        </text:list-item>
        <text:list-item>
          <text:p text:style-name="P151"><text:span text:style-name="T98">ASATRU_</text:span>LOG_DEBUG: A debug message</text:p>
        </text:list-item>
        <text:list-item>
          <text:p text:style-name="P151"><text:span text:style-name="T98">ASATRU_</text:span>LOG_WARNING: A warning message</text:p>
        </text:list-item>
        <text:list-item>
          <text:p text:style-name="P151"><text:span text:style-name="T98">ASATRU_</text:span>LOG_ERROR: An error message</text:p>
        </text:list-item>
      </text:list>
      <text:p text:style-name="P24"/>
      <text:p text:style-name="P186">In order to clean the current log buffer use clearLog(). In order to force storing the current log buffer use storeLog().</text:p>
      <text:p text:style-name="P186"/>
      <text:p text:style-name="P187">Logging can be toggled via the LOG_ENABLE environment variable.</text:p>
      <text:h text:style-name="P115" text:outline-level="2"><text:bookmark-start text:name="__RefHeading___Toc296_4260699229"/>E<text:span text:style-name="T80">nvironment configuration</text:span><text:bookmark-end text:name="__RefHeading___Toc296_4260699229"/></text:h>
      <text:p text:style-name="P25"/>
      <text:p text:style-name="P101"><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967728319" text:style-name="L13">
        <text:list-item>
          <text:p text:style-name="P152">APP_NAME: The name of your app</text:p>
        </text:list-item>
        <text:list-item>
          <text:p text:style-name="P152">APP_VERSON: The version of your app</text:p>
        </text:list-item>
        <text:list-item>
          <text:p text:style-name="P152">APP_AUTHOR: The name of the author of the app</text:p>
        </text:list-item>
        <text:list-item>
          <text:p text:style-name="P152">APP_CONTACT: Contact information of the app</text:p>
        </text:list-item>
        <text:list-item>
          <text:p text:style-name="P152">APP_DEBUG: Toggle debug mode</text:p>
        </text:list-item>
        <text:list-item>
          <text:p text:style-name="P152">APP_BASEDIR: Use this to specify the base dir on the webserver where your project is located i<text:span text:style-name="T81">n</text:span></text:p>
        </text:list-item>
        <text:list-item>
          <text:p text:style-name="P152">APP_SESSION: Toggle here whether you want to use sessions in your app</text:p>
        </text:list-item>
        <text:list-item>
          <text:p text:style-name="P153">DB_ENABLE: Set to true if you want to connect to a database</text:p>
        </text:list-item>
        <text:list-item>
          <text:p text:style-name="P152">DB_HOST: The host address for your database connection</text:p>
        </text:list-item>
        <text:list-item>
          <text:p text:style-name="P152">DB_USER: The database user name</text:p>
        </text:list-item>
        <text:list-item>
          <text:p text:style-name="P152">DB_PASSWORD: The database password</text:p>
        </text:list-item>
        <text:list-item>
          <text:p text:style-name="P152">DB_PORT: The port which shall be used for connection</text:p>
        </text:list-item>
        <text:list-item>
          <text:p text:style-name="P152">DB_DATABASE: The name of the actual database</text:p>
        </text:list-item>
        <text:list-item>
          <text:p text:style-name="P203"><text:span text:style-name="T40">DB_DRIVER: The driver to be used. Currently o</text:span><text:span text:style-name="T41">nly MySQL is supported.</text:span></text:p>
        </text:list-item>
        <text:list-item>
          <text:p text:style-name="P189">DB_CHARSET: <text:span text:style-name="T119">Charset for when connecting to the database.</text:span></text:p>
        </text:list-item>
        <text:list-item>
          <text:p text:style-name="P204"><text:span text:style-name="T41">S</text:span><text:span text:style-name="T3">MTP_FROMNAME: Specify the name of the sender, e.g. your application name</text:span></text:p>
        </text:list-item>
        <text:list-item>
          <text:p text:style-name="P154">SMTP_FROMADDRESS: Specify the e-mail address which shall be used as the sender address</text:p>
        </text:list-item>
        <text:list-item>
          <text:p text:style-name="P154">SMTP_HOST: Hostname or address of the SMTP server</text:p>
        </text:list-item>
        <text:list-item>
          <text:p text:style-name="P154">SMTP_PORT: Port to connect through, e.g. 587 for TLS encrypted connection</text:p>
        </text:list-item>
        <text:list-item>
          <text:p text:style-name="P154">SMTP_USERNAME: Login name for the server</text:p>
        </text:list-item>
        <text:list-item>
          <text:p text:style-name="P154">SMTP_PASSWORD: Login password for the server</text:p>
        </text:list-item>
        <text:list-item>
          <text:p text:style-name="P154">SMTP_ENCRYPTION: Either ‚tls‘ or ‚smtps‘.</text:p>
        </text:list-item>
        <text:list-item>
          <text:p text:style-name="P188">LOG_ENABLE: <text:span text:style-name="T119">Boolean to toggle logging</text:span></text:p>
        </text:list-item>
      </text:list>
      <text:p text:style-name="P26"/>
      <text:p text:style-name="P86"><text:span text:style-name="T3">To query an environment variable you can just use the $_ENV superglobal or use the env_get() function. </text:span><text:span text:style-name="T20">These helper function exists:</text:span></text:p>
      <text:list xml:id="list794507409" text:style-name="L14">
        <text:list-item>
          <text:p text:style-name="P155">env_parse(&lt;file&gt;): Parse additional .env files</text:p>
        </text:list-item>
        <text:list-item>
          <text:p text:style-name="P155">env_get(&lt;ident&gt;): Query an environment variable value</text:p>
        </text:list-item>
        <text:list-item>
          <text:p text:style-name="P156">env_exists(&lt;ident&gt;): Checks if an environment variable exists</text:p>
        </text:list-item>
        <text:list-item>
          <text:p text:style-name="P155">env_clear(): Clear all variables. This is normally not needed</text:p>
        </text:list-item>
        <text:list-item>
          <text:p text:style-name="P155">env_hash_error(): Check if there has been an error when parsing the env file</text:p>
        </text:list-item>
        <text:list-item>
          <text:p text:style-name="P155">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15" text:outline-level="2"><text:bookmark-start text:name="__RefHeading___Toc298_4260699229"/>H<text:span text:style-name="T80">elpers</text:span><text:bookmark-end text:name="__RefHeading___Toc298_4260699229"/></text:h>
      <text:p text:style-name="P29"/>
      <text:p text:style-name="P29">The framework provides some basic helper functions in order to ease your workflow. The following ones exist:</text:p>
      <text:list xml:id="list3272652641" text:style-name="L15">
        <text:list-item>
          <text:p text:style-name="P157">base_path(<text:span text:style-name="T104">$path</text:span>): Returns the full path to your projects root directory <text:span text:style-name="T104">where additional $path can be appended</text:span></text:p>
        </text:list-item>
        <text:list-item>
          <text:p text:style-name="P157">app_path(<text:span text:style-name="T104">$path</text:span>): Returns the full path to your app directory <text:span text:style-name="T104">where additional $path can be appended</text:span></text:p>
        </text:list-item>
        <text:list-item>
          <text:p text:style-name="P157"><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57">base_url(<text:span text:style-name="T112">$port = false</text:span>): Returns the full URL to your projects folder. <text:span text:style-name="T112">If port is not false then the port will be included in the URL.</text:span></text:p>
        </text:list-item>
        <text:list-item>
          <text:p text:style-name="P158">url($<text:span text:style-name="T104">to</text:span>): Return the full URL to the given <text:span text:style-name="T104">destination or the URL root if none specified</text:span></text:p>
        </text:list-item>
        <text:list-item>
          <text:p text:style-name="P159">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57">csrf_token(): Returns the current CSRF token of your session</text:p>
        </text:list-item>
        <text:list-item>
          <text:p text:style-name="P160">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61">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62">json(array $content): Short way of returning JSON content</text:p>
        </text:list-item>
        <text:list-item>
          <text:p text:style-name="P162">xml(array $content, $root = ‚data‘): Short way of returning XML content</text:p>
        </text:list-item>
        <text:list-item>
          <text:p text:style-name="P162">csv(array $content, array $header = null): Short way of returning CSV content</text:p>
        </text:list-item>
        <text:list-item>
          <text:p text:style-name="P163">text($content): Short way of returning plain text content</text:p>
        </text:list-item>
        <text:list-item>
          <text:p text:style-name="P164">custom($type, $content): Short way of returning custom content</text:p>
        </text:list-item>
        <text:list-item>
          <text:p text:style-name="P163">redirect($to): Short way of redirecting to an URL. <text:span text:style-name="T114">Also used for form submissions if everything is valid. Old POST data is not stored.</text:span></text:p>
        </text:list-item>
        <text:list-item>
          <text:p text:style-name="P165">back(): <text:span text:style-name="T114">Go back to last route. Use case is for submitting forms. If during form submission there is an error or invalid data then go back using this helper. Old POST data is temporarly saved.</text:span></text:p>
        </text:list-item>
        <text:list-item>
          <text:p text:style-name="P163">download($resource): Short way of letting the client download a resource</text:p>
        </text:list-item>
        <text:list-item>
          <text:p text:style-name="P166">env($item, $fallback = null): Shortname function to call env_get().</text:p>
        </text:list-item>
        <text:list-item>
          <text:p text:style-name="P167">envck($item, opt:$value): If $value is provided and not null the values are checked, otherwise it just indicates if the env var exists</text:p>
        </text:list-item>
        <text:list-item>
          <text:p text:style-name="P168">abort($code, $ctrl = null): Used to handle server error response codes. Triggers a call to an associated special route handler that handles the error.</text:p>
        </text:list-item>
        <text:list-item>
          <text:p text:style-name="P169">old($key): Return old POST data. Useful if form data shall not be lost if the form data is invalid and the user has to re-submit it.</text:p>
        </text:list-item>
        <text:list-item>
          <text:p text:style-name="P170">slug($content, $delimiter = ‚-‘): Create a slug from a source content string using the given delimiter</text:p>
        </text:list-item>
      </text:list>
      <text:p text:style-name="P60"/>
      <text:p text:style-name="P100"><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5" text:outline-level="2"><text:bookmark-start text:name="__RefHeading___Toc300_4260699229"/>E<text:span text:style-name="T80">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1">Exceptions are also appended to the log buffer.</text:p>
      <text:h text:style-name="P126" text:outline-level="2"><text:bookmark-start text:name="__RefHeading___Toc546_1386177123"/><text:span text:style-name="T76">C</text:span><text:span text:style-name="T77">LI t</text:span><text:span text:style-name="T78">ool</text:span><text:bookmark-end text:name="__RefHeading___Toc546_1386177123"/></text:h>
      <text:p text:style-name="P31"/>
      <text:p text:style-name="P102"><text:span text:style-name="T53">A</text:span><text:span text:style-name="T54">satru PHP comes with a handy CLI t</text:span><text:span text:style-name="T55">ool</text:span><text:span text:style-name="T54"> which allows you to perform some operations.</text:span></text:p>
      <text:p text:style-name="P31"/>
      <text:p text:style-name="P42">Just open your prefered terminal and cd to the directory of your project. Then run the command „php asatru“ to get a list of commands.</text:p>
      <text:p text:style-name="P42"/>
      <text:p text:style-name="P42">The following commands exist:</text:p>
      <text:list xml:id="list1575895619" text:style-name="L16">
        <text:list-item>
          <text:p text:style-name="P171">help: Displays the help text</text:p>
        </text:list-item>
        <text:list-item>
          <text:p text:style-name="P171"><text:span text:style-name="T83">make:</text:span>model &lt;name&gt;: Creates a model and migration file <text:span text:style-name="T116">according to the name</text:span></text:p>
        </text:list-item>
        <text:list-item>
          <text:p text:style-name="P173">make:module &lt;name&gt;: Creates a new module that is dedicated to your business logic</text:p>
        </text:list-item>
        <text:list-item>
          <text:p text:style-name="P172"><text:span text:style-name="T83">make:</text:span>controller &lt;name&gt;: Creates a new controller</text:p>
        </text:list-item>
        <text:list-item>
          <text:p text:style-name="P172"><text:span text:style-name="T83">make:</text:span>language &lt;ident&gt;: Creates a new language folder structure with an app.php</text:p>
        </text:list-item>
        <text:list-item>
          <text:p text:style-name="P174">make:validator &lt;name&gt; &lt;ident&gt;: Creates a new validator with the given name and the associated validator ident</text:p>
        </text:list-item>
        <text:list-item>
          <text:p text:style-name="P175">make:event &lt;name&gt; &lt;initial_method&gt;: Creates a new event handler with name as class name and an initial handler method called (initial_method)</text:p>
        </text:list-item>
        <text:list-item>
          <text:p text:style-name="P176">make:auth: Creates a model and migration used for authentication</text:p>
        </text:list-item>
        <text:list-item>
          <text:p text:style-name="P177">make:cache: Creates a model and migration used for caching</text:p>
        </text:list-item>
        <text:list-item>
          <text:p text:style-name="P178">make:test &lt;name&gt;: Creates a new test case with the given name</text:p>
        </text:list-item>
        <text:list-item>
          <text:p text:style-name="P171">migrate:<text:span text:style-name="T83">fresh</text:span>: Creates a fresh migration of your database. Warning: This will erase all previously inserted data, so please be careful.</text:p>
        </text:list-item>
        <text:list-item>
          <text:p text:style-name="P179">migrate:list: This will only run the newly created migrations</text:p>
        </text:list-item>
        <text:list-item>
          <text:p text:style-name="P179">migrate:drop: This drops all migrations</text:p>
        </text:list-item>
        <text:list-item>
          <text:p text:style-name="P205"><text:span text:style-name="T26">s</text:span><text:span text:style-name="T25">erve</text:span><text:span text:style-name="T26"> &lt;port&gt;: Starts a development server. If port is not provided it uses the port 8000.</text:span></text:p>
        </text:list-item>
      </text:list>
      <text:p text:style-name="P42"/>
      <text:p text:style-name="P103"><text:span text:style-name="T56">Note that the CLI t</text:span><text:span text:style-name="T57">ool</text:span><text:span text:style-name="T56"> is only available in debug mode.</text:span></text:p>
      <text:h text:style-name="P116" text:outline-level="2"><text:bookmark-start text:name="__RefHeading___Toc753_2058331456"/>E<text:span text:style-name="T87">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88"/>
      <text:h text:style-name="P117" text:outline-level="2"><text:bookmark-start text:name="__RefHeading___Toc847_4258218402"/>A<text:span text:style-name="T89">uthentication</text:span><text:bookmark-end text:name="__RefHeading___Toc847_4258218402"/></text:h>
      <text:p text:style-name="P33"/>
      <text:p text:style-name="P47">V<text:span text:style-name="T89">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1004716689" text:style-name="L17">
        <text:list-item>
          <text:p text:style-name="P180">register(username, email, password): To register a new user</text:p>
        </text:list-item>
        <text:list-item>
          <text:p text:style-name="P180">login(email): To log a user in</text:p>
        </text:list-item>
        <text:list-item>
          <text:p text:style-name="P180">logout(email): To log a user out</text:p>
        </text:list-item>
        <text:list-item>
          <text:p text:style-name="P180">isUserLoggedIn(opt:email): Check if a user is logged in by email or by session ID</text:p>
        </text:list-item>
        <text:list-item>
          <text:p text:style-name="P180">getByEmail(email): Get a user data object by email</text:p>
        </text:list-item>
        <text:list-item>
          <text:p text:style-name="P180">getBySession(): Get a user data object by session (only when logged in)</text:p>
        </text:list-item>
      </text:list>
      <text:p text:style-name="P54"/>
      <text:p text:style-name="P54"/>
      <text:h text:style-name="P118" text:outline-level="2"><text:bookmark-start text:name="__RefHeading___Toc1000_2949499612"/>C<text:span text:style-name="T100">aching</text:span><text:bookmark-end text:name="__RefHeading___Toc1000_2949499612"/></text:h>
      <text:p text:style-name="P36"/>
      <text:p text:style-name="P50">V<text:span text:style-name="T89">ia the Asatru CLI you can create a caching model and migration. Be sure to run the migration command (preferably list) after you have issued the command.</text:span></text:p>
      <text:p text:style-name="P50"/>
      <text:p text:style-name="P98"><text:span text:style-name="T43">The c</text:span><text:span text:style-name="T45">ache</text:span><text:span text:style-name="T43"> model provides you with the following methods:</text:span></text:p>
      <text:list xml:id="list160105029476556" text:continue-numbering="true" text:style-name="L17">
        <text:list-item>
          <text:p text:style-name="P206"><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07"><text:span text:style-name="T42">h</text:span><text:span text:style-name="T3">as(ident): To check if an item exists in the cache</text:span></text:p>
        </text:list-item>
        <text:list-item>
          <text:p text:style-name="P181">pull(ident): To obtain and remove an item from the cache</text:p>
        </text:list-item>
        <text:list-item>
          <text:p text:style-name="P206"><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9" text:outline-level="2"><text:bookmark-start text:name="__RefHeading___Toc849_4258218402"/>T<text:span text:style-name="T90">esting</text:span><text:bookmark-end text:name="__RefHeading___Toc849_4258218402"/></text:h>
      <text:p text:style-name="P34"/>
      <text:p text:style-name="P48">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21" text:outline-level="2"><text:bookmark-start text:name="__RefHeading___Toc920_2909966481"/>mail() wrapper<text:bookmark-end text:name="__RefHeading___Toc920_2909966481"/></text:h>
      <text:p text:style-name="P35"/>
      <text:p text:style-name="P49">T<text:span text:style-name="T91">he framework comes with a convenience wrapper for the PHP inbuilt mail() function. It can be used to use views with templating as mail content.</text:span></text:p>
      <text:p text:style-name="P49"/>
      <text:p text:style-name="P57">The <text:span text:style-name="T92">related Asatru\Mailwrapper\Mail </text:span>class provides the following methods:</text:p>
      <text:list xml:id="list2680551167" text:style-name="L18">
        <text:list-item>
          <text:p text:style-name="P182">setRecipient(value): The E-Mail address of the recipient</text:p>
        </text:list-item>
        <text:list-item>
          <text:p text:style-name="P182">setSubject(value): The subject</text:p>
        </text:list-item>
        <text:list-item>
          <text:p text:style-name="P148">setMessage(content): The message content</text:p>
        </text:list-item>
        <text:list-item>
          <text:p text:style-name="P182">setView(layout, array yields, opt:data): Used layout and yields with optionally variables</text:p>
        </text:list-item>
        <text:list-item>
          <text:p text:style-name="P182">setAdditionalHeaders(headers): Set additional header information as string here</text:p>
        </text:list-item>
        <text:list-item>
          <text:p text:style-name="P182">setAdditionalParameters(params): Set additional parameters as string here</text:p>
        </text:list-item>
        <text:list-item>
          <text:p text:style-name="P182">send(): Actually call mail() to send the E-Mail</text:p>
        </text:list-item>
      </text:list>
      <text:p text:style-name="P57"/>
      <text:p text:style-name="P57"/>
      <text:h text:style-name="P122" text:outline-level="2"><text:bookmark-start text:name="__RefHeading___Toc1079_437835681"/>S<text:span text:style-name="T101">MTP Mailer</text:span><text:bookmark-end text:name="__RefHeading___Toc1079_437835681"/></text:h>
      <text:p text:style-name="P37"/>
      <text:p text:style-name="P51">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99"><text:span text:style-name="T46">The </text:span><text:span text:style-name="T47">related Asatru\S</text:span><text:span text:style-name="T48">MTPMailer\SMTPMailer</text:span><text:span text:style-name="T47"> </text:span><text:span text:style-name="T46">class provides the following methods:</text:span></text:p>
      <text:list xml:id="list160105573934304" text:continue-numbering="true" text:style-name="L18">
        <text:list-item>
          <text:p text:style-name="P183">setRecipient(value): The E-Mail address of the recipient</text:p>
        </text:list-item>
        <text:list-item>
          <text:p text:style-name="P183">setSubject(value): The subject</text:p>
        </text:list-item>
        <text:list-item>
          <text:p text:style-name="P148">setMessage(content): The message content</text:p>
        </text:list-item>
        <text:list-item>
          <text:p text:style-name="P183">setView(layout, array yields, opt:data): Used layout and yields with optionally variables</text:p>
        </text:list-item>
        <text:list-item>
          <text:p text:style-name="P208"><text:span text:style-name="T46">send(): S</text:span><text:span text:style-name="T48">end the mail using the SMTP server</text:span></text:p>
        </text:list-item>
      </text:list>
      <text:p text:style-name="P61"/>
      <text:p text:style-name="P61"/>
      <text:p text:style-name="P61"/>
      <text:h text:style-name="P124" text:outline-level="2"><text:bookmark-start text:name="__RefHeading___Toc1317_2148971442"/>Html helper<text:bookmark-end text:name="__RefHeading___Toc1317_2148971442"/></text:h>
      <text:p text:style-name="P39"/>
      <text:p text:style-name="P65">The Html helper class can be used to programmatically render HTML elements into the document. It provides the following methods:</text:p>
      <text:p text:style-name="P65"/>
      <text:list xml:id="list3467026325" text:style-name="L19">
        <text:list-item>
          <text:p text:style-name="P184">renderTag($name, array $attr): Returns a string with the Html tag where you have to provide the tag name and an optional array of attributes. Specify null for attribute value to have the attribute be rendered without a value.</text:p>
        </text:list-item>
        <text:list-item>
          <text:p text:style-name="P184">renderCloseTag($name): Returns a string containing the closed Html tag</text:p>
        </text:list-item>
      </text:list>
      <text:p text:style-name="P65"/>
      <text:p text:style-name="P65"/>
      <text:p text:style-name="P65"/>
      <text:h text:style-name="P124" text:outline-level="2"><text:bookmark-start text:name="__RefHeading___Toc1319_2148971442"/>Form helper<text:bookmark-end text:name="__RefHeading___Toc1319_2148971442"/></text:h>
      <text:p text:style-name="P39"/>
      <text:p text:style-name="P65">The Form helper class extends the Html helper class and provides a convenient way to render forms into the document. It provides the following methods:</text:p>
      <text:p text:style-name="P65"/>
      <text:list xml:id="list1670742535" text:style-name="L20">
        <text:list-item>
          <text:p text:style-name="P185">begin(array $attr): Begins the form. You can optionally specify attributes via the array param.</text:p>
        </text:list-item>
        <text:list-item>
          <text:p text:style-name="P185">putElement($name, array $attr): Put a form element. You can optionally specify element attributes via the array param</text:p>
        </text:list-item>
        <text:list-item>
          <text:p text:style-name="P185">closeElement($name): Close the current form element</text:p>
        </text:list-item>
        <text:list-item>
          <text:p text:style-name="P185">end(): Finish form rendering</text:p>
        </text:list-item>
      </text:list>
      <text:p text:style-name="P65"/>
      <text:p text:style-name="P65">Note that each method returns a string with the related content.</text:p>
      <text:h text:style-name="P123" text:outline-level="2"><text:bookmark-start text:name="__RefHeading___Toc1156_3253660900"/>n<text:span text:style-name="T102">pm/webpack</text:span><text:bookmark-end text:name="__RefHeading___Toc1156_3253660900"/></text:h>
      <text:p text:style-name="P38"/>
      <text:p text:style-name="P62">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2"/>
      <text:p text:style-name="P63">Whenever you have finished something and want to build your work then run the command ‚npm run build‘. This will bundle your SASS and JavaScript code into the app.js in the ‚<text:span text:style-name="T104">public</text:span>/js/app.js‘ file. </text:p>
      <text:p text:style-name="P63"/>
      <text:p text:style-name="P68">You can also run ‚npm run watch‘ if you want to let your file changes be monitored and re-built whenever you make a change.</text:p>
      <text:p text:style-name="P63"/>
      <text:p text:style-name="P64">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11-25T16:01:04.359000000</dc:date>
    <meta:editing-duration>PT9H41M9S</meta:editing-duration>
    <meta:editing-cycles>254</meta:editing-cycles>
    <meta:generator>LibreOffice/7.1.2.2$Windows_X86_64 LibreOffice_project/8a45595d069ef5570103caea1b71cc9d82b2aae4</meta:generator>
    <meta:document-statistic meta:table-count="0" meta:image-count="0" meta:object-count="0" meta:page-count="28" meta:paragraph-count="344" meta:word-count="5612" meta:character-count="33976" meta:non-whitespace-character-count="28884"/>
  </office:meta>
</office:document-meta>
</file>